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A7000000B7C260084F53711016.png"/>
  <manifest:file-entry manifest:media-type="image/png" manifest:full-path="Pictures/100000000000007D000000EDB0687ACBF22675B3.png"/>
  <manifest:file-entry manifest:media-type="image/png" manifest:full-path="Pictures/1000000000000190000002FB72E23E47.png"/>
  <manifest:file-entry manifest:media-type="image/png" manifest:full-path="Pictures/1000000000000092000000E9CB3533C008EA2CAD.png"/>
  <manifest:file-entry manifest:media-type="image/png" manifest:full-path="Pictures/1000000000000084000000E8666A63C459F1EB63.png"/>
  <manifest:file-entry manifest:media-type="image/png" manifest:full-path="Pictures/100000000000018E000002C0ABD8CCF8.png"/>
  <manifest:file-entry manifest:media-type="image/png" manifest:full-path="Pictures/10000000000000EF00000054E871F7280F0757F7.png"/>
  <manifest:file-entry manifest:media-type="image/png" manifest:full-path="Pictures/10000000000000F10000005F95B41F41556BC0D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5.403cm" svg:height="10.246cm" svg:x="1.947cm" svg:y="2.143cm">
          <draw:image xlink:href="Pictures/100000000000007D000000EDB0687ACBF22675B3.png" xlink:type="simple" xlink:show="embed" xlink:actuate="onLoad">
            <text:p/>
          </draw:image>
        </draw:frame>
        <draw:frame draw:style-name="gr1" draw:text-style-name="P1" draw:layer="layout" svg:width="5.796cm" svg:height="10.185cm" svg:x="10.063cm" svg:y="2.016cm">
          <draw:image xlink:href="Pictures/1000000000000084000000E8666A63C459F1EB63.png" xlink:type="simple" xlink:show="embed" xlink:actuate="onLoad">
            <text:p/>
          </draw:image>
        </draw:frame>
        <draw:frame draw:style-name="gr1" draw:text-style-name="P1" draw:layer="layout" svg:width="6.35cm" svg:height="10.135cm" svg:x="18.78cm" svg:y="2.168cm">
          <draw:image xlink:href="Pictures/1000000000000092000000E9CB3533C008EA2CAD.png" xlink:type="simple" xlink:show="embed" xlink:actuate="onLoad">
            <text:p/>
          </draw:image>
        </draw:frame>
        <draw:frame draw:style-name="gr1" draw:text-style-name="P1" draw:layer="layout" svg:width="4.418cm" svg:height="4.841cm" svg:x="1.408cm" svg:y="14.208cm">
          <draw:image xlink:href="Pictures/10000000000000A7000000B7C260084F53711016.png" xlink:type="simple" xlink:show="embed" xlink:actuate="onLoad">
            <text:p/>
          </draw:image>
        </draw:frame>
        <draw:frame draw:style-name="gr1" draw:text-style-name="P1" draw:layer="layout" svg:width="7.088cm" svg:height="2.794cm" svg:x="18.272cm" svg:y="14.208cm">
          <draw:image xlink:href="Pictures/10000000000000F10000005F95B41F41556BC0DC.png" xlink:type="simple" xlink:show="embed" xlink:actuate="onLoad">
            <text:p/>
          </draw:image>
        </draw:frame>
        <draw:frame draw:style-name="gr1" draw:text-style-name="P1" draw:layer="layout" svg:width="6.323cm" svg:height="2.222cm" svg:x="9.636cm" svg:y="14.526cm">
          <draw:image xlink:href="Pictures/10000000000000EF00000054E871F7280F0757F7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2" draw:text-style-name="P1" draw:layer="layout" svg:width="10.529cm" svg:height="18.626cm" svg:x="2.155cm" svg:y="1.381cm">
          <draw:image xlink:href="Pictures/100000000000018E000002C0ABD8CCF8.png" xlink:type="simple" xlink:show="embed" xlink:actuate="onLoad">
            <text:p/>
          </draw:image>
        </draw:frame>
        <draw:frame draw:style-name="gr2" draw:text-style-name="P1" draw:layer="layout" svg:width="9.506cm" svg:height="18.542cm" svg:x="16.367cm" svg:y="1.381cm">
          <draw:image xlink:href="Pictures/1000000000000190000002FB72E23E4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10-20T23:41:36.093000000</meta:creation-date>
    <meta:generator>OpenOffice/4.1.10$Win32 OpenOffice.org_project/4110m2$Build-9807</meta:generator>
    <dc:date>2022-01-19T11:37:13.58</dc:date>
    <meta:editing-duration>PT20M20S</meta:editing-duration>
    <meta:editing-cycles>4</meta:editing-cycles>
    <dc:creator>m p</dc:creator>
    <meta:document-statistic meta:object-count="8"/>
  </office:meta>
</office:document-meta>
</file>